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398in" fo:margin-bottom="0.0398in" loext:contextual-spacing="false" fo:line-height="100%"/>
    </style:style>
    <style:style style:name="P2" style:family="paragraph" style:parent-style-name="Standard">
      <style:paragraph-properties fo:margin-top="0.0398in" fo:margin-bottom="0.0398in" loext:contextual-spacing="false" fo:line-height="100%" fo:text-align="center" style:justify-single-word="false"/>
    </style:style>
    <style:style style:name="P3" style:family="paragraph" style:parent-style-name="Standard">
      <style:paragraph-properties fo:margin-top="0.0398in" fo:margin-bottom="0.0398in" loext:contextual-spacing="false" fo:line-height="100%"/>
      <style:text-properties style:font-name="Times New Roman" fo:font-size="12pt" fo:font-style="normal" style:font-size-asian="12pt" style:font-style-asian="normal" style:font-size-complex="12pt" style:font-style-complex="normal"/>
    </style:style>
    <style:style style:name="P4" style:family="paragraph" style:parent-style-name="Standard" style:master-page-name="Standard">
      <style:paragraph-properties fo:margin-top="0.0398in" fo:margin-bottom="0.0398in" loext:contextual-spacing="false" fo:line-height="100%" style:page-number="auto"/>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style:font-name="Times New Roman" fo:font-size="12pt" fo:font-style="normal" style:font-size-asian="12pt" style:font-style-asian="normal" style:font-size-complex="12pt" style:font-style-complex="normal"/>
    </style:style>
    <style:style style:name="T4" style:family="text">
      <style:text-properties style:font-name="Times New Roman" fo:font-size="12pt" fo:font-style="normal" style:text-underline-style="none" style:font-size-asian="12pt" style:font-style-asian="normal" style:font-size-complex="12pt" style:font-style-complex="normal"/>
    </style:style>
    <style:style style:name="T5"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6" style:family="text">
      <style:text-properties fo:font-size="12pt" style:font-size-asian="12pt" style:font-size-complex="12pt"/>
    </style:style>
    <style:style style:name="T7"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italic" style:font-weight-complex="normal"/>
    </style:style>
    <style:style style:name="T8"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style>
    <style:style style:name="T9" style:family="text">
      <style:text-properties fo:font-variant="normal" fo:text-transform="none" fo:color="#222222" style:font-name="Times New Roman" fo:font-size="12pt" fo:letter-spacing="normal" fo:font-style="normal" style:font-size-asian="12pt" style:font-style-asian="normal" style:font-size-complex="12pt" style:font-style-complex="normal"/>
    </style:style>
    <style:style style:name="T10" style:family="text">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color="#222222" style:font-name="Times New Roman" fo:font-size="12pt" fo:letter-spacing="normal" fo:font-style="italic" fo:font-weight="normal" style:font-size-asian="12pt" style:font-style-asian="italic" style:font-weight-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Justin Rigby</text:span></text:p>
      <text:p text:style-name="P2"><text:span text:style-name="T1">Compositional change of the phyllosphere due to secondary metabolite production </text:span></text:p>
      <text:p text:style-name="P2"><text:span text:style-name="T1"/></text:p>
      <text:p text:style-name="P1"><text:span text:style-name="T1">The plant rhizosphere is the culmination of all bacteria, and phages, that are present in the below ground tissues of plants starting at the base of the above ground plant material – the crown. These communities are comprised of harmful bacterial (such as pathogenic bacteria like </text:span><text:span text:style-name="T2">Agrobacterium tumefaciens</text:span><text:span text:style-name="T1">), neutral bacteria, and beneficial bacteria like Rhyzobia which are a symbiont for plants that form root nodules where they fix nitrogen and transfer it to the host plant in exchange for nutrients from the plant (1). </text:span><text:span text:style-name="T3">While the root microbiome has an extensive list of research focused on the interactions within the rhizosphere, there is not much research looking at the interaction between the phyllosphere (the microbial community within the above ground plant material) and the rhizosphere even though there is evidence of interaction between both the rhizosphere and phyllosphere. </text:span></text:p>
      <text:p text:style-name="P1"><text:span text:style-name="T3">While the beneficial and harmful bacteria are easy to catalogue via phenotyping the plant, the influence of the neutral bacterium can also have an affect on the host plants ability to resist pathogens due to an induced systematic resistance (ISR) caused by the presence of said bacterium. One of the prime examples is the effect that </text:span><text:span text:style-name="T2">Pseudomonas fluorescens</text:span><text:span text:style-name="T3"> has on the phyllosphere when it is present in the rhizopshere of the host plant. The mere presences of </text:span><text:span text:style-name="T2">Pseudomonas fluorescens</text:span><text:span text:style-name="T3"> within the rhizosphere reduces the ability of </text:span><text:span text:style-name="T2">Pseudomonas syringae</text:span><text:span text:style-name="T3"> to infect the leaves of the plant due to the induced defence response caused by the presence of the chemical diacetylphloroglucinol (DAPG) which is released by </text:span><text:span text:style-name="T2">P. fluoresces</text:span><text:span text:style-name="T3"> in the rhizosphere (2)</text:span><text:span text:style-name="T2">. </text:span><text:span text:style-name="T3">The inclusion of this chemical has been found to have significant effects on the growth, and resistance to pathogenic bacteria such as </text:span><text:span text:style-name="T2">Pseudomonas syringae</text:span><text:span text:style-name="T3"> and fungal infections.</text:span><text:span text:style-name="T2"> </text:span><text:span text:style-name="T3">This interaction between </text:span><text:span text:style-name="T2">P. fluoresces</text:span><text:span text:style-name="T3"> and its host plant are not the only instance of rhizosphere bacteria and the host plant interacting together, and there is <text:s/>converse example where a bacterium utilizes the chemical galactinol which is released by the host plant as a nutrient.</text:span></text:p>
      <text:p text:style-name="P1"><text:span text:style-name="T3">Previous studies looking at the interactions between the host-plant and the root microbiota have given way to complex interactions where the host-plant (</text:span><text:span text:style-name="T2">Arabidopsis thailiana</text:span><text:span text:style-name="T3">) releases a defence compound called galactinol which is in-turn is utilized as a nutrient by the bacterial pathogen </text:span><text:span text:style-name="T2">Agrobacterium fabrum. </text:span><text:span text:style-name="T3">Because of its ability to utilize galactinol as a source of sugar,</text:span><text:span text:style-name="T2"> </text:span><text:span text:style-name="T3">therefore</text:span><text:span text:style-name="T2"> </text:span><text:span text:style-name="T3">negating its anti-microbial effects, that allows it to resist the host plant defence response</text:span><text:span text:style-name="T4"> and instead exploits the defence response for its own gain (3)</text:span><text:span text:style-name="T3">. With this in mind, the next question to be asked is if this interaction has any induced systematic resistance and if there are any down stream effects associated with the presence of </text:span><text:bookmark-start text:name="__DdeLink__292_3843519034"/><text:span text:style-name="T2">Agrobacterium fabrum</text:span><text:bookmark-end text:name="__DdeLink__292_3843519034"/><text:span text:style-name="T3"> in the rhizosphere.</text:span></text:p>
      <text:p text:style-name="P1"><text:span text:style-name="T5">Specific Aim 1</text:span></text:p>
      <text:p text:style-name="P1"><text:span text:style-name="T3">The first aim of this project will be investigate if plants that are exposed to </text:span><text:span text:style-name="T2">Agrobacterium fabrum</text:span><text:span text:style-name="T3"> show signs of ISR due to the interactions between the rhizosphere and phyllosphere. It is predicated that the presences of </text:span><text:span text:style-name="T2">A. fabrum</text:span><text:span text:style-name="T3"> in the rhizosphere will have an effect on the phyllosphere due to the induced galactinol response and the ability for </text:span><text:span text:style-name="T2">A. fabrum </text:span><text:span text:style-name="T3">to utilize the chemical as a nutrient instead of being negatively effected by the chemical. It may be possible to see a reduction in the infection rate of</text:span><text:span text:style-name="T2"> Pseudomonas syringae</text:span><text:span text:style-name="T3"> due to the increase in galactinol due to </text:span><text:span text:style-name="T2">A. fabrum </text:span><text:span text:style-name="T3">presence.</text:span></text:p>
      <text:p text:style-name="P3"/>
      <text:p text:style-name="P3"/>
      <text:p text:style-name="P3"/>
      <text:p text:style-name="P3"/>
      <text:p text:style-name="P1"><text:span text:style-name="T5">References</text:span></text:p>
      <text:p text:style-name="Standard"><text:span text:style-name="T7">1. Lindow, Steven E., and Maria T. Brandl. "Microbiology of the phyllosphere." </text:span><text:span text:style-name="T10">Applied and environmental <text:s text:c="3"/>microbiology </text:span><text:span text:style-name="T7">69, no. 4 (2003): 1875-1883.</text:span></text:p>
      <text:p text:style-name="Standard"><text:soft-page-break/><text:span text:style-name="T4">2. Bakker, Peter AHM, Corné MJ Pieterse, and L. C. Van Loon. "Induced systemic resistance by fluorescent Pseudomonas spp." Phytopathology 97, no. 2 (2007): 239-243.</text:span></text:p>
      <text:p text:style-name="Standard"><text:span text:style-name="T11">3. </text:span><text:span text:style-name="T13">The plant defence signal galactinol is specifically used as a nutrient by the bacterial pathogen Agrobacterium fabrum.</text:span><text:span text:style-name="T12"> Meyer et al. 2018</text:span><text:span text:style-name="T1"> </text:span></text:p>
      <text:p text:style-name="Standard"><text:span text:style-name="T1">4.</text:span><text:span text:style-name="T8">Morella, Norma M., Annika L. Gomez, Grant Wang, Michelle S. Leung, and Britt Koskella. "The impact of bacteriophages on phyllosphere bacterial abundance and composition." </text:span><text:span text:style-name="T14">Molecular ecology</text:span><text:span text:style-name="T9"> </text:span><text:span text:style-name="T8">(2018).</text:span><text:span text:style-name="T3">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2:19:44.244468105</meta:creation-date>
    <dc:language>en-GB</dc:language>
    <dc:date>2018-05-08T19:54:54.259913122</dc:date>
    <meta:editing-cycles>15</meta:editing-cycles>
    <meta:editing-duration>PT8H2M59S</meta:editing-duration>
    <meta:generator>LibreOffice/5.1.6.2$Linux_X86_64 LibreOffice_project/10m0$Build-2</meta:generator>
    <meta:document-statistic meta:table-count="0" meta:image-count="0" meta:object-count="0" meta:page-count="2" meta:paragraph-count="12" meta:word-count="661" meta:character-count="4239" meta:non-whitespace-character-count="3581"/>
  </office:meta>
</office:document-meta>
</file>